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paragraph-rsid="001f273a"/>
    </style:style>
    <style:style style:name="T1" style:family="text">
      <style:text-properties officeooo:rsid="001f27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 today's fast-paced world, technology plays a pivotal role in shaping and transforming various aspects of society. From communication to productivity, technology has become an integral part of our lives, revolutionizing the way we live, work, and interact with the world around us.</text:p>
      <text:p text:style-name="Text_20_body">Computers come in various forms, each designed for specific purposes. Workstations are used for engineering applications and software development. Supercomputers possess immense processing power for data-intensive tasks. Mainframes excel in large-scale information processing, such as in healthcare and stock brokerage firms. Desktop computers are versatile and commonly used for casual and commercial purposes. Tablets and laptops provide portability for on-the-go computing, while smartphones combine mobility with touchscreen capabilities.</text:p>
      <text:p text:style-name="Text_20_body">Modern computers possess several core characteristics that enable them to process and manipulate data effectively. One of these characteristics is digitization, which involves converting information into a digital format that can be stored, processed, and transmitted using binary code, represented by 0s and 1s.</text:p>
      <text:p text:style-name="Text_20_body">A key component in data processing is data representation. Computers store, process, and transmit data in the form of binary digits. Each bit can have a value of either 0 or 1. By using a series of these bits, computers can represent and manipulate various types of data. For example, numeric data consists of numbers used in arithmetic operations and is represented using the binary number system.</text:p>
      <text:p text:style-name="Text_20_body">A computer consists of various essential components that work together to perform tasks. The central processing unit (CPU) is the brain of the computer, executing program instructions and coordinating activities. The CPU comprises the control unit (CU), arithmetic logic unit (ALU), and registers. The ALU processes data through arithmetic and logical operations, while the CU fetches data and instructions. Random Access Memory (RAM) provides temporary storage for the operating system and programs while the computer is on.</text:p>
      <text:p text:style-name="Text_20_body">Other computer components include the motherboard, which houses the CPU, memory chips, and expansion slots. Input/output devices enable communication between users and the computer, such as keyboards, mice, monitors, and printers. Modems and routers establish internet connectivity, while graphics processing units (GPUs) specialize in rendering and displaying graphics. Power supply units (PSUs) convert power for the computer's components, and connectivity ports allow for device connections.</text:p>
      <text:p text:style-name="P1">Electronic waste, or e-waste, is a global problem that poses environmental and health hazards. Improper disposal of electronics containing toxic substances like lead, cadmium, and mercury can pollute air, soil, and water. Burning e-waste releases toxic emissions, while buried equipment can contaminate groundwater. The accumulation of e-waste defiles the landscape and has unknown health effects. It is crucial to address e-waste challenges to protect the environment and human well-being.</text:p>
      <text:p text:style-name="Text_20_body">As technology continues to advance, it is crucial to consider the impact of e-waste and promote responsible disposal pract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8:20:48.689298085</meta:creation-date>
    <dc:date>2023-06-15T11:40:52.841791012</dc:date>
    <meta:editing-duration>PT17H20M6S</meta:editing-duration>
    <meta:editing-cycles>1</meta:editing-cycles>
    <meta:document-statistic meta:table-count="0" meta:image-count="0" meta:object-count="0" meta:page-count="1" meta:paragraph-count="8" meta:word-count="452" meta:character-count="3171" meta:non-whitespace-character-count="2727"/>
    <meta:generator>LibreOffice/7.5.3.2$Linux_X86_64 LibreOffice_project/50$Build-2</meta:generator>
  </office:meta>
</office:document-meta>
</file>